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HTML Comments </text:span>: 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text-input text:description="">$comments_html</text:text-input></text:p>
          </table:table-cell>
        </table:table-row>
      </table:table>
      <text:p text:style-name="Text_20_body"/>
      <text:p text:style-name="Text_20_body"><text:span text:style-name="T1">Google Wiki Comments </text:span>: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comments_gwiki</text:text-input></text:p>
          </table:table-cell>
        </table:table-row>
      </table:table>
      <text:p text:style-name="Standard"/>
      <text:p text:style-name="Text_20_body"><text:span text:style-name="T1">Media Wiki Comments </text:span>: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text-input text:description="">$comments_mediawiki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1T19:05:52.76</meta:creation-date>
    <dc:date>2012-02-21T19:12:00.87</dc:date>
    <meta:editing-duration>P0D</meta:editing-duration>
    <meta:editing-cycles>2</meta:editing-cycles>
    <meta:generator>LibreOffice/3.5$Windows_x86 LibreOffice_project/7e68ba2-a744ebf-1f241b7-c506db1-7d53735</meta:generator>
    <meta:document-statistic meta:table-count="3" meta:image-count="0" meta:object-count="0" meta:page-count="1" meta:paragraph-count="6" meta:word-count="14" meta:character-count="108" meta:non-whitespace-character-count="97"/>
  </office:meta>
</office:document-meta>
</file>